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WenQuanYi Zen Hei" svg:font-family="'WenQuanYi Zen Hei'" style:font-family-generic="roman" style:font-pitch="variable"/>
    <style:font-face style:name="WenQuanYi Zen Hei1"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75cm"/>
      <style:paragraph-properties style:writing-mode="lr-tb"/>
    </style:style>
    <style:style style:name="gr2" style:family="graphic" style:parent-style-name="standard">
      <style:graphic-properties draw:textarea-horizontal-align="justify" draw:textarea-vertical-align="middle" draw:auto-grow-height="false" fo:min-height="6.25cm" fo:min-width="29.25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a933" draw:textarea-horizontal-align="justify" draw:textarea-vertical-align="middle" draw:auto-grow-height="false" fo:min-height="0.458cm" fo:min-width="0.208cm"/>
    </style:style>
    <style:style style:name="gr5" style:family="graphic" style:parent-style-name="standard">
      <style:graphic-properties draw:stroke="none" svg:stroke-color="#000000" draw:fill="none" draw:fill-color="#ffffff" fo:min-height="1cm"/>
      <style:paragraph-properties style:writing-mode="lr-tb"/>
    </style:style>
    <style:style style:name="gr6" style:family="graphic" style:parent-style-name="standard">
      <style:graphic-properties draw:stroke="none" svg:stroke-color="#000000" draw:fill="none" draw:fill-color="#ffffff" fo:min-height="5.25cm"/>
      <style:paragraph-properties style:writing-mode="lr-tb"/>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00a933"/>
      <style:paragraph-properties fo:text-align="center"/>
    </style:style>
    <style:style style:name="T1" style:family="text">
      <style:text-properties fo:font-size="80pt" style:font-size-asian="80pt" style:font-size-complex="8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2cm" svg:height="5cm" svg:x="1.845cm" svg:y="8cm">
          <draw:text-box>
            <text:p><text:span text:style-name="T1">CPU</text:span></text:p>
          </draw:text-box>
        </draw:frame>
        <draw:frame draw:style-name="gr1" draw:text-style-name="P1" draw:layer="layout" svg:width="12cm" svg:height="5cm" svg:x="1.75cm" svg:y="15.75cm">
          <draw:text-box>
            <text:p><text:span text:style-name="T1">RAM</text:span></text:p>
          </draw:text-box>
        </draw:frame>
        <draw:custom-shape draw:style-name="gr2" draw:text-style-name="P2" draw:layer="layout" svg:width="29.75cm" svg:height="6.5cm" svg:x="10.095cm" svg:y="6cm">
          <text:p/>
          <draw:enhanced-geometry svg:viewBox="0 0 21600 21600" draw:type="rectangle" draw:enhanced-path="M 0 0 L 21600 0 21600 21600 0 21600 0 0 Z N"/>
        </draw:custom-shape>
        <draw:custom-shape draw:style-name="gr2" draw:text-style-name="P2" draw:layer="layout" svg:width="29.75cm" svg:height="6.5cm" svg:x="10cm" svg:y="15cm">
          <text:p/>
          <draw:enhanced-geometry svg:viewBox="0 0 21600 21600" draw:type="rectangle" draw:enhanced-path="M 0 0 L 21600 0 21600 21600 0 21600 0 0 Z N"/>
        </draw:custom-shape>
        <draw:path draw:style-name="gr3" draw:text-style-name="P3" draw:layer="layout" svg:width="21.716cm" svg:height="20.468cm" draw:transform="skewX (6.70430002153112E-017) rotate (0.785398163397448) translate (9.919cm 19.535cm)" svg:viewBox="0 0 21717 20469" svg:d="M0 0c1012 18 2050 46 3008 366 713 239 1783 483 1797 1505 12 861-473 1920 220 2568 758 708 1889 822 2899 1064 1307 313-297 1236-37 1724 472 884 1861 731 2714 1247 793 481 1711 832 2275 1614 490 681 910 1391 1504 2018 856 903 1909 1523 2898 2238 660 477 1081 1143 1687 1760 774 787 1217 1657 1431 2678 114 545 529 1011 990 1357l331 330">
          <text:p/>
        </draw:path>
        <draw:path draw:style-name="gr3" draw:text-style-name="P3" draw:layer="layout" svg:width="24.098cm" svg:height="18.395cm" draw:transform="skewX (6.72230444632586E-017) rotate (0.64315382935991) translate (9.68300214533016cm 10.805917337229cm)" svg:viewBox="0 0 24099 18396" svg:d="M0 724c1008-20 2140 70 2968-499 1122-772 752 651 571 1141-303 817-2138 2039 1079 809 750-286 1672-438 2200 93 830 835-1118 1776-1047 2781 71 998 2358 25 2542 933 250 1231 827 2128 1827 2146 836 16 1668 46 2500 124 878 83 1851-112 2294-810 645-1020 1179 375 1141 986-75 1224 546 2392 810 3590 176 797 797 1274 1173 1981 460 864 1439 9 2096-115 805-153 572-1474 1878-602 944 630 825 1764 84 2396-450 384-434 1254 239 1670 601 371 1271 445 1734 976l10 72">
          <text:p/>
        </draw:path>
        <draw:custom-shape draw:style-name="gr4" draw:text-style-name="P4" draw:layer="layout" svg:width="1cm" svg:height="1cm" svg:x="1.7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cm" svg:height="1cm" svg:x="1.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5.75cm" svg:height="1.25cm" svg:x="3.25cm" svg:y="11.5cm">
          <draw:text-box>
            <text:p>Optimal</text:p>
          </draw:text-box>
        </draw:frame>
        <draw:frame draw:style-name="gr5" draw:text-style-name="P1" draw:layer="layout" svg:width="5.75cm" svg:height="1.25cm" svg:x="3cm" svg:y="19.75cm">
          <draw:text-box>
            <text:p>Optimal</text:p>
          </draw:text-box>
        </draw:frame>
        <draw:frame draw:style-name="gr6" draw:text-style-name="P1" draw:layer="layout" svg:width="38.75cm" svg:height="5.5cm" svg:x="1.75cm" svg:y="23cm">
          <draw:text-box>
            <text:p>List of Processes</text:p>
            <text:p>1. </text:p>
            <text:p>2.</text:p>
            <text:p>3. </text:p>
            <text:p>...</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WenQuanYi Zen Hei" svg:font-family="'WenQuanYi Zen Hei'" style:font-family-generic="roman" style:font-pitch="variable"/>
    <style:font-face style:name="WenQuanYi Zen Hei1"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WenQuanYi Zen Hei" fo:font-size="24pt" fo:language="en" fo:country="AU" style:font-name-asian="Cantarell" style:font-size-asian="24pt" style:language-asian="zh" style:country-asian="CN" style:font-name-complex="WenQuanYi Zen He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WenQuanYi Zen Hei" fo:font-family="'WenQuanYi Zen Hei'" style:font-family-generic="roman" style:font-pitch="variable" fo:font-size="18pt" fo:font-style="normal" fo:text-shadow="none" style:text-underline-style="none" fo:font-weight="normal" style:letter-kerning="true" style:font-name-asian="WenQuanYi Zen Hei1"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1:22:19.147615236</meta:creation-date>
    <dc:date>2023-05-17T11:29:34.947928942</dc:date>
    <meta:editing-duration>PT7M16S</meta:editing-duration>
    <meta:editing-cycles>1</meta:editing-cycles>
    <meta:generator>LibreOffice/7.5.3.2$Linux_X86_64 LibreOffice_project/50$Build-2</meta:generator>
    <meta:document-statistic meta:object-count="11"/>
  </office:meta>
</office:document-meta>
</file>